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7000001739EA30F8EF62A44D1.png" manifest:media-type="image/png"/>
  <manifest:file-entry manifest:full-path="Pictures/100002010000010700000173C2F11499A25B8B4E.png" manifest:media-type="image/png"/>
  <manifest:file-entry manifest:full-path="Pictures/100002010000011A000001768ECAB55269EB048B.png" manifest:media-type="image/png"/>
  <manifest:file-entry manifest:full-path="Pictures/100002010000010800000161232570783D5EA9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345cm" draw:marker-end-width="0.345cm" draw:textarea-horizontal-align="justify" draw:textarea-vertical-align="middle" draw:auto-grow-height="false" fo:min-height="0.691cm" fo:min-width="0.574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666666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3" style:family="graphic" style:parent-style-name="Object_20_with_20_no_20_fill_20_and_20_no_20_line">
      <style:graphic-properties draw:stroke="none" svg:stroke-width="0.03cm" draw:marker-start-width="0.345cm" draw:marker-end-width="0.3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56cm" svg:height="1.371cm" svg:x="6.67cm" svg:y="5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45cm" svg:y1="9cm" svg:x2="7.45cm" svg:y2="6.943cm">
            <text:p/>
          </draw:line>
          <draw:frame draw:style-name="gr3" draw:text-style-name="P2" draw:layer="layout" svg:width="1.964cm" svg:height="2.74cm" svg:x="6.468cm" svg:y="9.082cm">
            <draw:image xlink:href="Pictures/100002010000010700000173C2F11499A25B8B4E.png" xlink:type="simple" xlink:show="embed" xlink:actuate="onLoad">
              <text:p/>
            </draw:image>
          </draw:frame>
        </draw:g>
        <draw:custom-shape draw:style-name="gr1" draw:text-style-name="P1" draw:layer="layout" svg:width="1.56cm" svg:height="1.371cm" svg:x="8.993cm" svg:y="5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73cm" svg:y1="9cm" svg:x2="9.773cm" svg:y2="6.943cm">
          <text:p/>
        </draw:line>
        <draw:frame draw:style-name="gr3" draw:text-style-name="P2" draw:layer="layout" svg:width="2.078cm" svg:height="2.749cm" svg:x="8.584cm" svg:y="9.073cm">
          <draw:image xlink:href="Pictures/100002010000010800000161232570783D5EA968.png" xlink:type="simple" xlink:show="embed" xlink:actuate="onLoad">
            <text:p/>
          </draw:image>
        </draw:frame>
        <draw:g>
          <draw:frame draw:style-name="gr3" draw:text-style-name="P2" draw:layer="layout" svg:width="1.964cm" svg:height="2.74cm" svg:x="13.568cm" svg:y="9.082cm">
            <draw:image xlink:href="Pictures/1000020100000107000001739EA30F8EF62A44D1.png" xlink:type="simple" xlink:show="embed" xlink:actuate="onLoad">
              <text:p/>
            </draw:image>
          </draw:frame>
          <draw:custom-shape draw:style-name="gr1" draw:text-style-name="P1" draw:layer="layout" svg:width="1.56cm" svg:height="1.371cm" svg:x="13.77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5cm" svg:y1="8.971cm" svg:x2="14.55cm" svg:y2="6.914cm">
            <text:p/>
          </draw:line>
        </draw:g>
        <draw:g>
          <draw:frame draw:style-name="gr3" draw:text-style-name="P2" draw:layer="layout" svg:width="2.152cm" svg:height="2.822cm" svg:x="11.114cm" svg:y="9cm">
            <draw:image xlink:href="Pictures/100002010000011A000001768ECAB55269EB048B.png" xlink:type="simple" xlink:show="embed" xlink:actuate="onLoad">
              <text:p/>
            </draw:image>
          </draw:frame>
          <draw:custom-shape draw:style-name="gr1" draw:text-style-name="P1" draw:layer="layout" svg:width="1.56cm" svg:height="1.371cm" svg:x="11.46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246cm" svg:y1="8.971cm" svg:x2="12.246cm" svg:y2="6.914cm">
            <text:p/>
          </draw:line>
        </draw:g>
        <draw:line draw:style-name="gr4" draw:text-style-name="P3" draw:layer="layout" svg:x1="6cm" svg:y1="12cm" svg:x2="16cm" svg:y2="1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1T18:09:28.753893154</meta:creation-date>
    <dc:date>2018-02-11T21:48:26.031232572</dc:date>
    <dc:creator>Dennis Schulmeister-Zimolong</dc:creator>
    <meta:editing-duration>PT10M11S</meta:editing-duration>
    <meta:editing-cycles>8</meta:editing-cycles>
    <meta:generator>LibreOffice/5.4.4.2$Linux_X86_64 LibreOffice_project/40m0$Build-2</meta:generator>
    <meta:document-statistic meta:object-count="39"/>
  </office:meta>
</office:document-meta>
</file>